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0000000001E0000001EBD18D82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5.08cm" svg:x="2.905cm" svg:y="2.27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2" draw:layer="layout" svg:width="2.619cm" svg:height="0.962cm" svg:x="1.635cm" svg:y="7.658cm">
          <draw:text-box>
            <text:p>0.1, 0.2</text:p>
          </draw:text-box>
        </draw:frame>
        <draw:frame draw:style-name="gr2" draw:layer="layout" svg:width="2.619cm" svg:height="0.962cm" svg:x="11.16cm" svg:y="7.658cm">
          <draw:text-box>
            <text:p>0.8, 0.2</text:p>
          </draw:text-box>
        </draw:frame>
        <draw:frame draw:style-name="gr2" draw:layer="layout" svg:width="2.619cm" svg:height="0.962cm" svg:x="1.635cm" svg:y="1.308cm">
          <draw:text-box>
            <text:p>0.1, 0.4</text:p>
          </draw:text-box>
        </draw:frame>
        <draw:frame draw:style-name="gr3" draw:text-style-name="P1" draw:layer="layout" svg:width="2.54cm" svg:height="2.162cm" svg:x="3.54cm" svg:y="4.81cm">
          <draw:image xlink:href="Pictures/100000000000001E0000001EBD18D826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1-01-14T10:45:10</meta:creation-date>
    <dc:date>2011-01-14T10:58:04</dc:date>
    <dc:creator>Etay Meiri</dc:creator>
    <meta:editing-duration>PT00H04M31S</meta:editing-duration>
    <meta:editing-cycles>2</meta:editing-cycles>
    <meta:generator>OpenOffice.org/3.2$Unix OpenOffice.org_project/320m19$Build-9505</meta:generator>
    <meta:document-statistic meta:object-count="5"/>
  </office:meta>
</office:document-meta>
</file>